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25pt" fo:font-weight="bold" style:font-size-asian="25pt" style:font-weight-asian="bold" style:font-size-complex="25pt"/>
    </style:style>
    <style:style style:name="T2" style:family="text">
      <style:text-properties fo:font-size="15pt" fo:font-weight="bold" style:font-size-asian="15pt" style:font-weight-asian="bold" style:font-size-complex="15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41"/><text:span text:style-name="T1">Event Management</text:span></text:p>
      <text:p text:style-name="P1"/>
      <text:p text:style-name="P1"/>
      <text:p text:style-name="Standard"><text:span text:style-name="T2">1.Requirements:</text:span></text:p>
      <text:p text:style-name="P1"/>
      <text:p text:style-name="Standard"><text:span text:style-name="T2"><text:s text:c="4"/></text:span><text:span text:style-name="T3">I <text:s/>used html and css language for frontend part of Event Management</text:span></text:p>
      <text:p text:style-name="P2"/>
      <text:p text:style-name="Standard"><text:span text:style-name="T3"><text:s text:c="6"/>I <text:s/>have created tables and inserted values in mysql workbench in windows10</text:span></text:p>
      <text:p text:style-name="Standard"/>
      <text:p text:style-name="Standard"/>
      <text:p text:style-name="Standard"/>
      <text:p text:style-name="Standard"><text:span text:style-name="T2">2.Schema for Event Management database:</text:span></text:p>
      <text:p text:style-name="P1"/>
      <text:p text:style-name="Standard"><text:s text:c="4"/>create database Event_Management;</text:p>
      <text:p text:style-name="Standard"/>
      <text:p text:style-name="Standard"><text:s text:c="4"/>show databases;</text:p>
      <text:p text:style-name="Standard"/>
      <text:p text:style-name="Standard"><text:s text:c="4"/>Use Event_Management;</text:p>
      <text:p text:style-name="Standard"/>
      <text:p text:style-name="Standard"><text:s text:c="4"/>select Event_management;</text:p>
      <text:p text:style-name="Standard"/>
      <text:p text:style-name="Standard"/>
      <text:p text:style-name="Standard"/>
      <text:p text:style-name="Standard"><text:s text:c="5"/>create table Event(Event_id int, Event_name text, person_name text,location text,date date);</text:p>
      <text:p text:style-name="Standard"/>
      <text:p text:style-name="Standard"><text:soft-page-break/><text:s text:c="5"/>ALTER TABLE Event</text:p>
      <text:p text:style-name="Standard"><text:s text:c="5"/>ADD PRIMARY KEY (Event_id);</text:p>
      <text:p text:style-name="Standard"><text:s text:c="2"/></text:p>
      <text:p text:style-name="Standard"/>
      <text:p text:style-name="Standard"><text:s text:c="4"/>insert into Event(Event_id,Event_name,person_name,location,date)</text:p>
      <text:p text:style-name="Standard"><text:s text:c="4"/>values(1,"birthday","sonu","rushikonda","2012-10-11");</text:p>
      <text:p text:style-name="Standard"/>
      <text:p text:style-name="Standard"/>
      <text:p text:style-name="Standard"><text:s text:c="5"/>insert into Event(Event_id,Event_name,person_name,location,date)</text:p>
      <text:p text:style-name="Standard"><text:s text:c="5"/>values(2,"wedding","moni","dubai","2012-09-24");</text:p>
      <text:p text:style-name="Standard"/>
      <text:p text:style-name="Standard"><text:s text:c="5"/>insert into Event(Event_id,Event_name,person_name,location,date)</text:p>
      <text:p text:style-name="Standard"><text:s text:c="5"/>values(3,"baby shower","sravani","vizag","2012-10-20");</text:p>
      <text:p text:style-name="Standard"/>
      <text:p text:style-name="Standard"><text:s text:c="6"/>insert into Event(Event_id,Event_name,person_name,location,date)</text:p>
      <text:p text:style-name="Standard"><text:s text:c="5"/>values(4,"sangith","teju","goa","2012-12-26");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1" meta:word-count="75" meta:character-count="1022" meta:non-whitespace-character-count="842"/>
    <meta:generator>LibreOfficeDev/6.0.5.2$Linux_X86_64 LibreOffice_project/</meta:generator>
  </office:meta>
</office:document-meta>
</file>